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horndale1" svg:font-family="Thorndale" style:font-adornments="Fett Kursiv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Standard" style:font-family-generic="swiss" style:font-pitch="variable"/>
  </office:font-face-decls>
  <office:automatic-styles>
    <style:style style:name="Table1" style:family="table">
      <style:table-properties style:width="7.5833in" style:rel-width="79%" fo:margin-top="0in" fo:margin-bottom="0.2757in" table:align="right"/>
    </style:style>
    <style:style style:name="Table1.A" style:family="table-column">
      <style:table-column-properties style:column-width="1.2639in" style:rel-column-width="1268*"/>
    </style:style>
    <style:style style:name="Table1.D" style:family="table-column">
      <style:table-column-properties style:column-width="1.2646in" style:rel-column-width="1269*"/>
    </style:style>
    <style:style style:name="Table1.A1" style:family="table-cell">
      <style:table-cell-properties fo:padding-left="0.0396in" fo:padding-right="0.0396in" fo:padding-top="0in" fo:padding-bottom="0in" fo:border-left="none" fo:border-right="none" fo:border-top="none" fo:border-bottom="0.05pt solid #000000"/>
    </style:style>
    <style:style style:name="Table1.B1" style:family="table-cell">
      <style:table-cell-properties fo:padding-left="0.0396in" fo:padding-right="0.0396in" fo:padding-top="0in" fo:padding-bottom="0in" fo:border-left="0.05pt solid #000000" fo:border-right="none" fo:border-top="none" fo:border-bottom="0.05pt solid #000000"/>
    </style:style>
    <style:style style:name="Table1.C1" style:family="table-cell">
      <style:table-cell-properties fo:background-color="transparent" fo:padding-left="0.0396in" fo:padding-right="0.0396in" fo:padding-top="0in" fo:padding-bottom="0in" fo:border-left="0.05pt solid #000000" fo:border-right="none" fo:border-top="none" fo:border-bottom="0.05pt solid #000000">
        <style:background-image/>
      </style:table-cell-properties>
    </style:style>
    <style:style style:name="Table1.A2" style:family="table-cell" style:data-style-name="N10000">
      <style:table-cell-properties fo:padding-left="0.0396in" fo:padding-right="0.0396in" fo:padding-top="0in" fo:padding-bottom="0in" fo:border="none"/>
    </style:style>
    <style:style style:name="Table1.B2" style:family="table-cell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C2" style:family="table-cell" style:data-style-name="N10000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D2" style:family="table-cell" style:data-style-name="N10000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E2" style:family="table-cell" style:data-style-name="N10000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Table1.F2" style:family="table-cell">
      <style:table-cell-properties fo:padding-left="0.0396in" fo:padding-right="0.0396in" fo:padding-top="0in" fo:padding-bottom="0in" fo:border-left="0.05pt solid #000000" fo:border-right="none" fo:border-top="none" fo:border-bottom="none"/>
    </style:style>
    <style:style style:name="P1" style:family="paragraph" style:parent-style-name="Header_20_left">
      <style:paragraph-properties fo:text-align="start" style:justify-single-word="false">
        <style:tab-stops>
          <style:tab-stop style:position="0.6874in"/>
        </style:tab-stops>
      </style:paragraph-properties>
    </style:style>
    <style:style style:name="P2" style:family="paragraph" style:parent-style-name="Header_20_left">
      <style:paragraph-properties fo:text-align="start" style:justify-single-word="false">
        <style:tab-stops>
          <style:tab-stop style:position="0.6874in"/>
          <style:tab-stop style:position="1.378in"/>
        </style:tab-stops>
      </style:paragraph-properties>
    </style:style>
    <style:style style:name="P3" style:family="paragraph" style:parent-style-name="Header">
      <style:paragraph-properties fo:text-align="start" style:justify-single-word="false">
        <style:tab-stops>
          <style:tab-stop style:position="0.689in"/>
        </style:tab-stops>
      </style:paragraph-properties>
    </style:style>
    <style:style style:name="P4" style:family="paragraph" style:parent-style-name="Standard" style:master-page-name="First_20_Page">
      <style:paragraph-properties style:page-number="auto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10000" number:language="en" number:country="US">
      <number:number number:min-integer-digits="1"/>
    </number:number-style>
  </office:automatic-styles>
  <office:body>
    <office:text>
      <office:forms form:automatic-focus="false" form:apply-design-mode="false">
        <form:form form:name="ReportSource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hidden form:name="CommandType" form:control-implementation="ooo:com.sun.star.form.component.HiddenControl" xml:id="control1" form:id="control1" form:value="1"/>
          <form:hidden form:name="QueryName" form:control-implementation="ooo:com.sun.star.form.component.HiddenControl" xml:id="control2" form:id="control2" form:value="purchase_order_report"/>
          <form:hidden form:name="Command" form:control-implementation="ooo:com.sun.star.form.component.HiddenControl" xml:id="control3" form:id="control3"/>
          <form:hidden form:name="GroupFieldNames" form:control-implementation="ooo:com.sun.star.form.component.HiddenControl" xml:id="control4" form:id="control4"/>
          <form:hidden form:name="FieldNames" form:control-implementation="ooo:com.sun.star.form.component.HiddenControl" xml:id="control5" form:id="control5" form:value="PO_id_out;purchase_date;part_id;quantity;purchase_total;est_delivery"/>
          <form:hidden form:name="Sorting" form:control-implementation="ooo:com.sun.star.form.component.HiddenControl" xml:id="control6" form:id="control6"/>
          <form:hidden form:name="RecordFieldNames" form:control-implementation="ooo:com.sun.star.form.component.HiddenControl" xml:id="control7" form:id="control7" form:value="PO_id_out;purchase_date;part_id;quantity;purchase_total;est_delivery"/>
        </form:form>
      </office:forms>
      <text:variable-decls>
        <text:variable-decl office:value-type="string" text:name="tit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Column1" text:name="Column1"/>
        <text:user-field-decl office:value-type="string" office:string-value="Column2" text:name="Column2"/>
        <text:user-field-decl office:value-type="string" office:string-value="Column3" text:name="Column3"/>
        <text:user-field-decl office:value-type="string" office:string-value="Column4" text:name="Column4"/>
        <text:user-field-decl office:value-type="string" office:string-value="PO_id_out" text:name="PO_id_out"/>
        <text:user-field-decl office:value-type="string" office:string-value="purchase_date" text:name="purchase_date"/>
        <text:user-field-decl office:value-type="string" office:string-value="part_id" text:name="part_id"/>
        <text:user-field-decl office:value-type="string" office:string-value="quantity" text:name="quantity"/>
        <text:user-field-decl office:value-type="string" office:string-value="purchase_total" text:name="purchase_total"/>
        <text:user-field-decl office:value-type="string" office:string-value="est_delivery" text:name="est_delivery"/>
      </text:user-field-decls>
      <text:p text:style-name="P4"/>
      <text:p text:style-name="Standard"/>
      <text:section text:style-name="Sect1" text:name="TextSection">
        <table:table table:name="Table1" table:style-name="Table1">
          <table:table-column table:style-name="Table1.A" table:number-columns-repeated="3"/>
          <table:table-column table:style-name="Table1.D"/>
          <table:table-column table:style-name="Table1.A" table:number-columns-repeated="2"/>
          <table:table-header-rows>
            <table:table-row>
              <table:table-cell table:style-name="Table1.A1" office:value-type="string">
                <text:p text:style-name="Tbl_5f_Record_5f_Header">PO_id_out</text:p>
              </table:table-cell>
              <table:table-cell table:style-name="Table1.B1" office:value-type="string">
                <text:p text:style-name="Tbl_5f_Record_5f_Header">purchase_date</text:p>
              </table:table-cell>
              <table:table-cell table:style-name="Table1.C1" office:value-type="string">
                <text:p text:style-name="Tbl_5f_Record_5f_Header">part_id</text:p>
              </table:table-cell>
              <table:table-cell table:style-name="Table1.B1" office:value-type="string">
                <text:p text:style-name="Tbl_5f_Record_5f_Header">quantity</text:p>
              </table:table-cell>
              <table:table-cell table:style-name="Table1.B1" office:value-type="string">
                <text:p text:style-name="Tbl_5f_Record_5f_Header">purchase_total</text:p>
              </table:table-cell>
              <table:table-cell table:style-name="Table1.B1" office:value-type="string">
                <text:p text:style-name="Tbl_5f_Record_5f_Header">est_delivery</text:p>
              </table:table-cell>
            </table:table-row>
          </table:table-header-rows>
          <table:table-row>
            <table:table-cell table:style-name="Table1.A2" office:value-type="float" office:value="16">
              <text:p text:style-name="Tbl_5f_Record_5f_Content">16</text:p>
            </table:table-cell>
            <table:table-cell table:style-name="Table1.B2" office:value-type="string">
              <text:p text:style-name="Tbl_5f_Record_5f_Content">2016/03/08</text:p>
            </table:table-cell>
            <table:table-cell table:style-name="Table1.C2" office:value-type="float" office:value="17">
              <text:p text:style-name="Tbl_5f_Record_5f_Content">17</text:p>
            </table:table-cell>
            <table:table-cell table:style-name="Table1.D2" office:value-type="float" office:value="16">
              <text:p text:style-name="Tbl_5f_Record_5f_Content">16</text:p>
            </table:table-cell>
            <table:table-cell table:style-name="Table1.E2" office:value-type="float" office:value="960">
              <text:p text:style-name="Tbl_5f_Record_5f_Content">960</text:p>
            </table:table-cell>
            <table:table-cell table:style-name="Table1.F2" office:value-type="string">
              <text:p text:style-name="Tbl_5f_Record_5f_Content">2016/03/12</text:p>
            </table:table-cell>
          </table:table-row>
        </table:table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horndale1" svg:font-family="Thorndale" style:font-adornments="Fett Kursiv" style:font-family-generic="roman" style:font-pitch="variable"/>
    <style:font-face style:name="Albany" svg:font-family="Albany" style:font-family-generic="swiss" style:font-pitch="variable"/>
    <style:font-face style:name="Albany1" svg:font-family="Albany" style:font-adornments="Standard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horndale" fo:font-size="12pt" fo:language="de" fo:country="DE" style:font-name-asian="HG Mincho Light J" style:font-size-asian="12pt" style:language-asian="zxx" style:country-asian="none" style:font-name-complex="Arial Unicode M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page"/>
      <style:text-properties fo:color="#000000" style:font-name="Thorndale" fo:font-size="12pt" fo:language="de" fo:country="DE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use-window-font-color="true" fo:language="en" fo:country="US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lbany" fo:font-family="Albany" style:font-family-generic="swiss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/>
      </style:paragraph-properties>
    </style:style>
    <style:style style:name="Header_20_left" style:display-name="Header left" style:family="paragraph" style:parent-style-name="Standard" style:class="extra">
      <style:paragraph-properties fo:margin-top="0in" fo:margin-bottom="0in" loext:contextual-spacing="false" text:number-lines="false" text:line-number="0">
        <style:tab-stops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5.1571in" style:type="center"/>
          <style:tab-stop style:position="10.3146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5.1571in" style:type="center"/>
          <style:tab-stop style:position="10.314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  <style:text-properties style:font-name="Albany1" fo:font-family="Albany" style:font-style-name="Standard" style:font-family-generic="swiss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text:number-lines="false" text:line-number="0"/>
      <style:text-properties style:font-name="Thorndale1" fo:font-family="Thorndale" style:font-style-name="Fett Kursiv" style:font-family-generic="roman" style:font-pitch="variable" fo:font-style="italic" fo:font-weight="bold" style:font-style-asian="italic" style:font-weight-asian="bold" style:font-style-complex="italic" style:font-weight-complex="bold" fo:hyphenate="true" fo:hyphenation-remain-char-count="2" fo:hyphenation-push-char-count="2"/>
    </style:style>
    <style:style style:name="Tbl_5f_Record_5f_Header" style:display-name="Tbl_Record_Header" style:family="paragraph" style:parent-style-name="Table_20_Heading">
      <style:paragraph-properties fo:text-align="start" style:justify-single-word="false"/>
    </style:style>
    <style:style style:name="Tbl_5f_Record_5f_Content" style:display-name="Tbl_Record_Content" style:family="paragraph" style:parent-style-name="Table_20_Contents"/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_20_left">
      <style:paragraph-properties fo:text-align="start" style:justify-single-word="false">
        <style:tab-stops>
          <style:tab-stop style:position="0.6874in"/>
        </style:tab-stops>
      </style:paragraph-properties>
    </style:style>
    <style:style style:name="MP2" style:family="paragraph" style:parent-style-name="Header">
      <style:paragraph-properties fo:text-align="start" style:justify-single-word="false">
        <style:tab-stops>
          <style:tab-stop style:position="0.689in"/>
        </style:tab-stops>
      </style:paragraph-properties>
    </style:style>
    <style:style style:name="MP3" style:family="paragraph" style:parent-style-name="Header_20_left">
      <style:paragraph-properties fo:text-align="start" style:justify-single-word="false">
        <style:tab-stops>
          <style:tab-stop style:position="0.6874in"/>
          <style:tab-stop style:position="1.378in"/>
        </style:tab-stops>
      </style:paragraph-properties>
    </style:style>
    <style:page-layout style:name="Mpm1">
      <style:page-layout-properties fo:page-width="11in" fo:page-height="8.5in" style:num-format="1" style:print-orientation="landscape" fo:margin-top="0.4in" fo:margin-bottom="0.6in" fo:margin-left="0.8in" fo:margin-right="0.6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9839in" fo:margin-left="0in" fo:margin-right="0in" fo:margin-bottom="0.1965in" fo:border="none" fo:padding="0in"/>
      </style:header-style>
      <style:footer-style>
        <style:header-footer-properties fo:min-height="0.3929in" fo:margin-left="0in" fo:margin-right="0in" fo:margin-top="0.1965in" fo:border="none" fo:padding="0in"/>
      </style:footer-style>
    </style:page-layout>
    <style:page-layout style:name="Mpm2" style:page-usage="left">
      <style:page-layout-properties fo:page-width="11in" fo:page-height="8.5in" style:num-format="1" style:print-orientation="landscape" fo:margin-top="0.4in" fo:margin-bottom="0.6in" fo:margin-left="0.6in" fo:margin-right="0.8in" fo:background-color="transparent" style:writing-mode="lr-tb" draw:fill="none" draw:fill-color="#99ccf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9839in" fo:margin-left="0in" fo:margin-right="0in" fo:margin-bottom="0.1965in" fo:border="none" fo:padding="0in"/>
      </style:header-style>
      <style:footer-style>
        <style:header-footer-properties fo:min-height="0.3929in" fo:margin-left="0in" fo:margin-right="0in" fo:margin-top="0.1965in" fo:border="none" fo:padding="0in"/>
      </style:footer-style>
    </style:page-layout>
    <style:page-layout style:name="Mpm3" style:page-usage="right">
      <style:page-layout-properties fo:page-width="11in" fo:page-height="8.5in" style:num-format="1" style:print-orientation="landscape" fo:margin-top="0.4in" fo:margin-bottom="0.6in" fo:margin-left="0.8in" fo:margin-right="0.6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9839in" fo:margin-left="0in" fo:margin-right="0in" fo:margin-bottom="0.1965in" fo:border="none" fo:padding="0in"/>
      </style:header-style>
      <style:footer-style>
        <style:header-footer-properties fo:min-height="0.3929in" fo:margin-left="0in" fo:margin-right="0in" fo:margin-top="0.1965in" fo:border="none" fo:padding="0in"/>
      </style:footer-style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10030" number:language="en" number:country="US" number:automatic-order="true" number:format-source="language">
      <number:month/>
      <number:text>/</number:text>
      <number:day/>
      <number:text>/</number:text>
      <number:year/>
    </number:date-style>
  </office:automatic-styles>
  <office:master-styles>
    <style:master-page style:name="Standard" style:page-layout-name="Mpm1">
      <style:header>
        <text:p text:style-name="MP1">Title: <text:tab/><text:title/></text:p>
        <text:p text:style-name="MP1">Author:<text:tab/><text:sender-firstname/> <text:sender-lastname/><text:line-break/>Date:<text:tab/><text:date style:data-style-name="N10030" text:date-value="2019-12-05T18:11:23.798635262" text:fixed="true">12/5/19</text:date></text:p>
      </style:header>
      <style:footer>
        <text:p text:style-name="Footer_20_right">Page <text:page-number text:select-page="current">0</text:page-number>/<text:page-count>1</text:page-count></text:p>
      </style:footer>
    </style:master-page>
    <style:master-page style:name="First_20_Page" style:display-name="First Page" style:page-layout-name="Mpm1" style:next-style-name="Standard">
      <style:header>
        <text:p text:style-name="MP2">#titleconst# <text:tab/><text:title/></text:p>
        <text:p text:style-name="MP3"><text:tab/>#authorconst#<text:tab/><text:sender-firstname/> <text:sender-lastname/><text:line-break/><text:tab/>#dateconst#<text:tab/><text:date style:data-style-name="N10030" text:date-value="2019-12-05T18:11:23.799935923" text:fixed="true">12/5/19</text:date></text:p>
      </style:header>
      <style:footer>
        <text:p text:style-name="Footer_20_right">#pageconst# <text:page-number text:select-page="current">1</text:page-number>/<text:page-count>1</text:page-count></text:p>
      </style:footer>
    </style:master-page>
    <style:master-page style:name="Left_20_Page" style:display-name="Left Page" style:page-layout-name="Mpm2">
      <style:header>
        <text:p text:style-name="MP1">Title: <text:tab/><text:title/></text:p>
        <text:p text:style-name="MP1">Author:<text:tab/><text:sender-firstname/> <text:sender-lastname/><text:line-break/>Date:<text:tab/><text:date style:data-style-name="N10030" text:date-value="2019-12-05T18:11:23.800835511" text:fixed="true">12/5/19</text:date></text:p>
      </style:header>
      <style:footer>
        <text:p text:style-name="Footer_20_left">Page <text:page-number text:select-page="current">0</text:page-number>/<text:page-count>1</text:page-count></text:p>
      </style:footer>
    </style:master-page>
    <style:master-page style:name="Right_20_Page" style:display-name="Right Page" style:page-layout-name="Mpm3">
      <style:header>
        <text:p text:style-name="MP1">Title: <text:tab/><text:title/></text:p>
        <text:p text:style-name="MP1">Author:<text:tab/><text:sender-firstname/> <text:sender-lastname/><text:line-break/>Date:<text:tab/><text:date style:data-style-name="N10030" text:date-value="2019-12-05T18:11:23.801872772" text:fixed="true">12/5/19</text:date></text:p>
      </style:header>
      <style:footer>
        <text:p text:style-name="Footer_20_right">Page <text:page-number text:select-page="current">0</text:page-number>/<text:page-count>1</text:page-count></text:p>
      </style:footer>
    </style:master-page>
    <style:master-page style:name="Endnote" style:page-layout-name="Mpm4"/>
  </office:master-styles>
</office:document-styles>
</file>